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" style:family="graphic" style:parent-style-name="objectwithoutfill">
      <style:graphic-properties draw:fill="none" draw:textarea-vertical-align="middle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0.317cm" svg:height="1.115cm" svg:x="10.208cm" svg:y="2.425cm">
          <draw:text-box>
            <text:p>S</text:p>
          </draw:text-box>
        </draw:frame>
        <draw:frame draw:style-name="gr2" draw:text-style-name="P1" draw:layer="layout" svg:width="1.37cm" svg:height="1.115cm" svg:x="9.79cm" svg:y="4.81cm">
          <draw:text-box>
            <text:p>NP</text:p>
          </draw:text-box>
        </draw:frame>
        <draw:frame draw:style-name="gr2" draw:text-style-name="P1" draw:layer="layout" svg:width="4.503cm" svg:height="1.115cm" svg:x="8.244cm" svg:y="7.35cm">
          <draw:text-box>
            <text:p>Det<text:tab/><text:tab/>Nom</text:p>
          </draw:text-box>
        </draw:frame>
        <draw:frame draw:style-name="gr2" draw:text-style-name="P1" draw:layer="layout" svg:width="0.858cm" svg:height="1.115cm" svg:x="7.985cm" svg:y="9.89cm">
          <draw:text-box>
            <text:p>a</text:p>
          </draw:text-box>
        </draw:frame>
        <draw:frame draw:style-name="gr2" draw:text-style-name="P1" draw:layer="layout" svg:width="4.503cm" svg:height="1.115cm" svg:x="10.207cm" svg:y="9.89cm">
          <draw:text-box>
            <text:p>AP<text:tab/><text:tab/>Nom</text:p>
          </draw:text-box>
        </draw:frame>
        <draw:frame draw:style-name="gr2" draw:text-style-name="P1" draw:layer="layout" svg:width="3.448cm" svg:height="1.115cm" svg:x="8.937cm" svg:y="11.95cm">
          <draw:text-box>
            <text:p>Adv<text:tab/><text:tab/>A</text:p>
          </draw:text-box>
        </draw:frame>
        <draw:line draw:style-name="gr3" draw:text-style-name="P2" draw:layer="layout" svg:x1="10.525cm" svg:y1="3.54cm" svg:x2="10.525cm" svg:y2="4.81cm">
          <text:p/>
        </draw:line>
        <draw:line draw:style-name="gr3" draw:text-style-name="P2" draw:layer="layout" svg:x1="10.207cm" svg:y1="5.762cm" svg:x2="8.937cm" svg:y2="7.667cm">
          <text:p/>
        </draw:line>
        <draw:line draw:style-name="gr3" draw:text-style-name="P2" draw:layer="layout" svg:x1="8.937cm" svg:y1="8.62cm" svg:x2="8.302cm" svg:y2="10.207cm">
          <text:p/>
        </draw:line>
        <draw:line draw:style-name="gr3" draw:text-style-name="P2" draw:layer="layout" svg:x1="10.525cm" svg:y1="5.762cm" svg:x2="11.795cm" svg:y2="7.667cm">
          <text:p/>
        </draw:line>
        <draw:line draw:style-name="gr3" draw:text-style-name="P2" draw:layer="layout" svg:x1="11.795cm" svg:y1="8.302cm" svg:x2="10.842cm" svg:y2="9.89cm">
          <text:p/>
        </draw:line>
        <draw:line draw:style-name="gr3" draw:text-style-name="P2" draw:layer="layout" svg:x1="12.112cm" svg:y1="8.302cm" svg:x2="13.7cm" svg:y2="9.89cm">
          <text:p/>
        </draw:line>
        <draw:line draw:style-name="gr3" draw:text-style-name="P2" draw:layer="layout" svg:x1="10.842cm" svg:y1="10.842cm" svg:x2="9.89cm" svg:y2="12.112cm">
          <text:p/>
        </draw:line>
        <draw:line draw:style-name="gr3" draw:text-style-name="P2" draw:layer="layout" svg:x1="11.16cm" svg:y1="10.842cm" svg:x2="11.795cm" svg:y2="12.112cm">
          <text:p/>
        </draw:line>
        <draw:frame draw:style-name="gr2" draw:text-style-name="P1" draw:layer="layout" svg:width="4.503cm" svg:height="1.115cm" svg:x="13.324cm" svg:y="11.95cm">
          <draw:text-box>
            <text:p>AP<text:tab/><text:tab/>Nom</text:p>
          </draw:text-box>
        </draw:frame>
        <draw:line draw:style-name="gr3" draw:text-style-name="P2" draw:layer="layout" svg:x1="14.017cm" svg:y1="11.16cm" svg:x2="14.017cm" svg:y2="12.112cm">
          <text:p/>
        </draw:line>
        <draw:line draw:style-name="gr3" draw:text-style-name="P2" draw:layer="layout" svg:x1="14.335cm" svg:y1="10.842cm" svg:x2="16.875cm" svg:y2="12.112cm">
          <text:p/>
        </draw:line>
        <draw:frame draw:style-name="gr2" draw:text-style-name="P1" draw:layer="layout" svg:width="3.956cm" svg:height="1.115cm" svg:x="8.791cm" svg:y="13.855cm">
          <draw:text-box>
            <text:p>very<text:tab/>tall</text:p>
          </draw:text-box>
        </draw:frame>
        <draw:line draw:style-name="gr3" draw:text-style-name="P2" draw:layer="layout" svg:x1="9.572cm" svg:y1="13.065cm" svg:x2="9.572cm" svg:y2="14.017cm">
          <text:p/>
        </draw:line>
        <draw:line draw:style-name="gr3" draw:text-style-name="P2" draw:layer="layout" svg:x1="12.112cm" svg:y1="13.065cm" svg:x2="12.112cm" svg:y2="14.017cm">
          <text:p/>
        </draw:line>
        <draw:frame draw:style-name="gr2" draw:text-style-name="P1" draw:layer="layout" svg:width="1.844cm" svg:height="1.115cm" svg:x="15.983cm" svg:y="13.7cm">
          <draw:text-box>
            <text:p>man</text:p>
          </draw:text-box>
        </draw:frame>
        <draw:line draw:style-name="gr3" draw:text-style-name="P2" draw:layer="layout" svg:x1="16.875cm" svg:y1="13.065cm" svg:x2="16.875cm" svg:y2="14.017cm">
          <text:p/>
        </draw:line>
        <draw:frame draw:style-name="gr2" draw:text-style-name="P1" draw:layer="layout" svg:width="3.448cm" svg:height="1.115cm" svg:x="12.474cm" svg:y="15.287cm">
          <draw:text-box>
            <text:p>Adv<text:tab/><text:tab/>A</text:p>
          </draw:text-box>
        </draw:frame>
        <draw:frame draw:style-name="gr2" draw:text-style-name="P1" draw:layer="layout" svg:width="7.085cm" svg:height="1.115cm" svg:x="10.842cm" svg:y="17.51cm">
          <draw:text-box>
            <text:p>extremely<text:tab/>muscular</text:p>
          </draw:text-box>
        </draw:frame>
        <draw:line draw:style-name="gr3" draw:text-style-name="P2" draw:layer="layout" svg:x1="13.7cm" svg:y1="13.065cm" svg:x2="13.382cm" svg:y2="15.287cm">
          <text:p/>
        </draw:line>
        <draw:line draw:style-name="gr3" draw:text-style-name="P2" draw:layer="layout" svg:x1="14.017cm" svg:y1="13.065cm" svg:x2="15.287cm" svg:y2="15.605cm">
          <text:p/>
        </draw:line>
        <draw:line draw:style-name="gr3" draw:text-style-name="P2" draw:layer="layout" svg:x1="13.065cm" svg:y1="16.24cm" svg:x2="12.747cm" svg:y2="17.827cm">
          <text:p/>
        </draw:line>
        <draw:line draw:style-name="gr3" draw:text-style-name="P2" draw:layer="layout" svg:x1="15.605cm" svg:y1="16.24cm" svg:x2="16.24cm" svg:y2="17.827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1-13T22:56:31.809593256</meta:creation-date>
    <dc:date>2022-11-13T23:11:23.975147235</dc:date>
    <meta:editing-duration>PT14M52S</meta:editing-duration>
    <meta:editing-cycles>1</meta:editing-cycles>
    <meta:document-statistic meta:object-count="28"/>
    <meta:generator>LibreOffice/7.3.7.2$Linux_X86_64 LibreOffice_project/30$Build-2</meta:generator>
  </office:meta>
</office:document-meta>
</file>